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6.588cm" svg:y="3.0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6.589cm" svg:y="6.13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9.589cm" svg:y="4.53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12.089cm" svg:y="2.83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11.668cm" svg:y="6.20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604cm" svg:y1="3.54cm" svg:x2="9.737cm" svg:y2="4.681cm" draw:start-shape="id1" draw:start-glue-point="10" draw:end-shape="id2" draw:end-glue-point="5" svg:d="M7604 3540c1489 0 423 1141 2133 1141" svg:viewBox="0 0 2134 1142">
          <text:p/>
        </draw:connector>
        <draw:connector draw:style-name="gr2" draw:text-style-name="P3" draw:layer="layout" draw:type="curve" svg:x1="12.237cm" svg:y1="2.981cm" svg:x2="7.096cm" svg:y2="3.032cm" draw:start-shape="id3" draw:start-glue-point="5" draw:end-shape="id1" draw:end-glue-point="4" svg:d="M12237 2981c0-973-5141-999-5141 51" svg:viewBox="0 0 5142 785">
          <text:p/>
        </draw:connector>
        <draw:connector draw:style-name="gr2" draw:text-style-name="P3" draw:layer="layout" draw:type="curve" svg:x1="13.105cm" svg:y1="3.341cm" svg:x2="12.536cm" svg:y2="6.355cm" draw:start-shape="id3" draw:start-glue-point="10" draw:end-shape="id4" draw:end-glue-point="11" svg:d="M13105 3341c753 0 1037 3014-569 3014" svg:viewBox="0 0 1173 3015">
          <text:p/>
        </draw:connector>
        <draw:connector draw:style-name="gr2" draw:text-style-name="P3" draw:layer="layout" draw:type="curve" draw:line-skew="-0.128cm" svg:x1="7.605cm" svg:y1="6.641cm" svg:x2="11.668cm" svg:y2="6.715cm" draw:start-shape="id5" draw:start-glue-point="10" draw:end-shape="id4" draw:end-glue-point="6" svg:d="M7605 6641c2856 0 825 74 4063 74" svg:viewBox="0 0 4064 75">
          <text:p/>
        </draw:connector>
        <draw:connector draw:style-name="gr2" draw:text-style-name="P3" draw:layer="layout" draw:type="curve" svg:x1="10.605cm" svg:y1="5.041cm" svg:x2="12.176cm" svg:y2="6.207cm" draw:start-shape="id2" draw:start-glue-point="10" draw:end-shape="id4" draw:end-glue-point="4" svg:d="M10605 5041c1048 0 1571 388 1571 1166" svg:viewBox="0 0 1572 1167">
          <text:p/>
        </draw:connector>
        <draw:connector draw:style-name="gr2" draw:text-style-name="P3" draw:layer="layout" draw:type="curve" svg:x1="6.737cm" svg:y1="6.281cm" svg:x2="7.456cm" svg:y2="3.9cm" draw:start-shape="id5" draw:start-glue-point="5" draw:end-shape="id1" draw:end-glue-point="9" svg:d="M6737 6281c0-1785 719-595 719-2381" svg:viewBox="0 0 720 2382">
          <text:p/>
        </draw:connector>
        <draw:connector draw:style-name="gr2" draw:text-style-name="P3" draw:layer="layout" draw:type="curve" svg:x1="6.736cm" svg:y1="3.9cm" svg:x2="6.589cm" svg:y2="6.641cm" draw:start-shape="id1" draw:start-glue-point="7" draw:end-shape="id5" draw:end-glue-point="6" svg:d="M6736 3900c-973 0-900 2741-147 2741" svg:viewBox="0 0 722 2742">
          <text:p/>
        </draw:connector>
        <draw:connector draw:style-name="gr2" draw:text-style-name="P3" draw:layer="layout" draw:type="curve" svg:x1="7.457cm" svg:y1="6.281cm" svg:x2="10.097cm" svg:y2="5.549cm" draw:start-shape="id5" draw:start-glue-point="11" draw:end-shape="id2" draw:end-glue-point="8" svg:d="M7457 6281c1760 0 2640-244 2640-732" svg:viewBox="0 0 2641 733">
          <text:p/>
        </draw:connector>
        <draw:connector draw:style-name="gr2" draw:text-style-name="P3" draw:layer="layout" draw:type="curve" svg:x1="9.589cm" svg:y1="5.041cm" svg:x2="7.097cm" svg:y2="6.133cm" draw:start-shape="id2" draw:start-glue-point="6" draw:end-shape="id5" draw:end-glue-point="4" svg:d="M9589 5041c-1662 0-2492 364-2492 1092" svg:viewBox="0 0 2493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8:01.561476209</meta:creation-date>
    <dc:date>2020-07-17T12:24:46.336451502</dc:date>
    <meta:editing-duration>PT6M44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